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 style:writing-mode="page"/>
    </style:style>
    <style:style style:name="Tabelle3.A" style:family="table-column">
      <style:table-column-properties style:column-width="7.107cm" style:rel-column-width="27395*"/>
    </style:style>
    <style:style style:name="Tabelle3.B" style:family="table-column">
      <style:table-column-properties style:column-width="9.894cm" style:rel-column-width="38140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5.195cm" table:align="left" style:writing-mode="lr-tb"/>
    </style:style>
    <style:style style:name="Tabelle2.A" style:family="table-column">
      <style:table-column-properties style:column-width="1.9cm"/>
    </style:style>
    <style:style style:name="Tabelle2.B" style:family="table-column">
      <style:table-column-properties style:column-width="3.295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4cm" table:align="left" style:writing-mode="lr-tb"/>
    </style:style>
    <style:style style:name="Tabelle5.A" style:family="table-column">
      <style:table-column-properties style:column-width="1.894cm"/>
    </style:style>
    <style:style style:name="Tabelle5.B" style:family="table-column">
      <style:table-column-properties style:column-width="1.916cm"/>
    </style:style>
    <style:style style:name="Tabelle5.C" style:family="table-column">
      <style:table-column-properties style:column-width="2.584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C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5.793cm" table:align="left" style:writing-mode="lr-tb"/>
    </style:style>
    <style:style style:name="Tabelle4.A" style:family="table-column">
      <style:table-column-properties style:column-width="1.894cm"/>
    </style:style>
    <style:style style:name="Tabelle4.B" style:family="table-column">
      <style:table-column-properties style:column-width="3.898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6c490c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6c490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bb43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df220" officeooo:paragraph-rsid="006df22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056cf" officeooo:paragraph-rsid="007056c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378b1" officeooo:paragraph-rsid="007378b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3c634" officeooo:paragraph-rsid="0073c63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756ef1" officeooo:paragraph-rsid="0085de0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85de04" officeooo:paragraph-rsid="0085de0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52b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89dc3" officeooo:paragraph-rsid="006c490c" style:font-size-asian="12pt" style:font-style-asian="italic" style:font-size-complex="12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b80a9" officeooo:paragraph-rsid="008df6f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6c490c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f9fb0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6df220" officeooo:paragraph-rsid="006df220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8b3c9a" officeooo:paragraph-rsid="008b3c9a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fce16" officeooo:paragraph-rsid="007fce16" style:font-size-asian="12pt" style:font-style-asian="normal" style:font-size-complex="12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605cd" officeooo:paragraph-rsid="0085de0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605cd" officeooo:paragraph-rsid="00756ef1" style:font-size-asian="12pt" style:font-size-complex="12pt"/>
    </style:style>
    <style:style style:name="P23" style:family="paragraph" style:parent-style-name="Table_20_Contents">
      <style:text-properties style:text-underline-style="solid" style:text-underline-width="auto" style:text-underline-color="font-color" officeooo:rsid="001f643e" officeooo:paragraph-rsid="008df6ff"/>
    </style:style>
    <style:style style:name="P24" style:family="paragraph" style:parent-style-name="Table_20_Contents">
      <style:text-properties style:text-underline-style="solid" style:text-underline-width="auto" style:text-underline-color="font-color" fo:font-weight="normal" officeooo:rsid="001c9b37" officeooo:paragraph-rsid="008df6ff" style:font-weight-asian="normal" style:font-weight-complex="normal"/>
    </style:style>
    <style:style style:name="P25" style:family="paragraph" style:parent-style-name="Table_20_Contents">
      <style:text-properties style:text-underline-style="solid" style:text-underline-width="auto" style:text-underline-color="font-color" officeooo:rsid="0022b62b" officeooo:paragraph-rsid="008df6ff"/>
    </style:style>
    <style:style style:name="P26" style:family="paragraph" style:parent-style-name="Table_20_Contents">
      <style:text-properties officeooo:rsid="006b80a9" officeooo:paragraph-rsid="008df6ff"/>
    </style:style>
    <style:style style:name="P27" style:family="paragraph" style:parent-style-name="Table_20_Contents">
      <style:text-properties officeooo:rsid="001f643e" officeooo:paragraph-rsid="008df6ff"/>
    </style:style>
    <style:style style:name="P28" style:family="paragraph" style:parent-style-name="Table_20_Contents">
      <style:text-properties officeooo:rsid="0020eb36" officeooo:paragraph-rsid="008df6ff"/>
    </style:style>
    <style:style style:name="P29" style:family="paragraph" style:parent-style-name="Table_20_Contents">
      <style:text-properties style:text-underline-style="none" fo:font-weight="normal" officeooo:rsid="0020eb36" officeooo:paragraph-rsid="008df6ff" style:font-weight-asian="normal" style:font-weight-complex="normal"/>
    </style:style>
    <style:style style:name="P30" style:family="paragraph" style:parent-style-name="Table_20_Contents">
      <style:text-properties officeooo:rsid="00243503" officeooo:paragraph-rsid="008df6ff"/>
    </style:style>
    <style:style style:name="P31" style:family="paragraph" style:parent-style-name="Table_20_Contents">
      <style:text-properties officeooo:rsid="001c9b37" officeooo:paragraph-rsid="008df6ff"/>
    </style:style>
    <style:style style:name="P32" style:family="paragraph" style:parent-style-name="Table_20_Contents">
      <style:text-properties fo:font-weight="normal" officeooo:rsid="001c9b37" officeooo:paragraph-rsid="008df6ff" style:font-weight-asian="normal" style:font-weight-complex="normal"/>
    </style:style>
    <style:style style:name="P33" style:family="paragraph" style:parent-style-name="Table_20_Contents">
      <style:text-properties fo:font-weight="normal" officeooo:rsid="0020eb36" officeooo:paragraph-rsid="008df6ff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85fb18" officeooo:paragraph-rsid="008df6f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2pt" officeooo:rsid="006b80a9" officeooo:paragraph-rsid="008df6ff" style:font-size-asian="12pt" style:font-size-complex="12pt"/>
    </style:style>
    <style:style style:name="P36" style:family="paragraph" style:parent-style-name="Standard">
      <style:text-properties fo:font-size="12pt" fo:font-style="normal" officeooo:rsid="006b80a9" officeooo:paragraph-rsid="008df6ff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d8eeb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0pt" officeooo:rsid="0078683b" officeooo:paragraph-rsid="008df6ff" style:font-size-asian="8.75pt" style:font-size-complex="10pt"/>
    </style:style>
    <style:style style:name="P40" style:family="paragraph" style:parent-style-name="Standard">
      <style:paragraph-properties fo:margin-top="0cm" fo:margin-bottom="0cm" loext:contextual-spacing="false" style:writing-mode="page"/>
      <style:text-properties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style:writing-mode="page"/>
      <style:text-properties fo:font-size="12pt" fo:font-style="normal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margin-top="0cm" fo:margin-bottom="0cm" loext:contextual-spacing="false" style:writing-mode="page"/>
      <style:text-properties fo:font-size="12pt" fo:font-style="normal" officeooo:rsid="006b80a9" officeooo:paragraph-rsid="008df6ff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8df6f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cm" fo:margin-bottom="0.199cm" loext:contextual-spacing="false"/>
      <style:text-properties fo:font-size="12pt" fo:font-style="normal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top="0cm" fo:margin-bottom="0.199cm" loext:contextual-spacing="false" style:writing-mode="page"/>
      <style:text-properties fo:font-size="12pt" fo:font-style="normal" fo:text-shadow="none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master-page-name="Standard">
      <style:paragraph-properties fo:margin-top="0cm" fo:margin-bottom="0cm" loext:contextual-spacing="false" style:page-number="auto" fo:break-before="page" style:writing-mode="page"/>
      <style:text-properties fo:font-size="14pt" fo:font-style="normal" fo:font-weight="bold" officeooo:rsid="008df6ff" officeooo:paragraph-rsid="008df6ff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6df220" style:font-size-asian="12pt" style:font-size-complex="12pt"/>
    </style:style>
    <style:style style:name="P49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6f76fa" style:font-size-asian="12pt" style:font-size-complex="12pt"/>
    </style:style>
    <style:style style:name="P50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056cf" officeooo:paragraph-rsid="007056cf" style:font-size-asian="12pt" style:font-size-complex="12pt"/>
    </style:style>
    <style:style style:name="P51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78b1" officeooo:paragraph-rsid="007378b1" style:font-size-asian="12pt" style:font-size-complex="12pt"/>
    </style:style>
    <style:style style:name="P52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c634" officeooo:paragraph-rsid="00745cd1" style:font-size-asian="12pt" style:font-size-complex="12pt"/>
    </style:style>
    <style:style style:name="P53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85de04" officeooo:paragraph-rsid="0085de04" style:font-size-asian="12pt" style:font-size-complex="12pt"/>
    </style:style>
    <style:style style:name="P54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ab5c9" officeooo:paragraph-rsid="0085de04" style:font-size-asian="12pt" style:font-size-complex="12pt"/>
    </style:style>
    <style:style style:name="P55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56ef1" officeooo:paragraph-rsid="00756ef1" style:font-size-asian="12pt" style:font-size-complex="12pt"/>
    </style:style>
    <style:style style:name="P56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c52b3" officeooo:paragraph-rsid="007c52b3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f9fb0" style:font-size-asian="12pt" style:font-style-asian="normal" style:font-size-complex="12pt" style:font-style-complex="normal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220"/>
    </style:style>
    <style:style style:name="T2" style:family="text">
      <style:text-properties officeooo:rsid="00330f69"/>
    </style:style>
    <style:style style:name="T3" style:family="text">
      <style:text-properties officeooo:rsid="007e9022"/>
    </style:style>
    <style:style style:name="T4" style:family="text">
      <style:text-properties officeooo:rsid="0083d3f1"/>
    </style:style>
    <style:style style:name="T5" style:family="text">
      <style:text-properties officeooo:rsid="006cf23e"/>
    </style:style>
    <style:style style:name="T6" style:family="text">
      <style:text-properties officeooo:rsid="00745cd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679f7"/>
    </style:style>
    <style:style style:name="T9" style:family="text">
      <style:text-properties officeooo:rsid="00814e46"/>
    </style:style>
    <style:style style:name="T10" style:family="text">
      <style:text-properties officeooo:rsid="008a3ada"/>
    </style:style>
    <style:style style:name="T11" style:family="text">
      <style:text-properties officeooo:rsid="008e0b9b"/>
    </style:style>
    <style:style style:name="T12" style:family="text">
      <style:text-properties officeooo:rsid="008df6ff"/>
    </style:style>
    <style:style style:name="T13" style:family="text">
      <style:text-properties officeooo:rsid="0019f8eb"/>
    </style:style>
    <style:style style:name="T14" style:family="text">
      <style:text-properties officeooo:rsid="0023ace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33024" style:font-style-asian="normal" style:font-style-complex="normal"/>
    </style:style>
    <style:style style:name="T19" style:family="text">
      <style:text-properties fo:font-style="normal" officeooo:rsid="004259cd" style:font-style-asian="normal" style:font-style-complex="normal"/>
    </style:style>
    <style:style style:name="T20" style:family="text">
      <style:text-properties fo:font-style="normal" officeooo:rsid="00383709" style:font-style-asian="normal" style:font-style-complex="normal"/>
    </style:style>
    <style:style style:name="T21" style:family="text">
      <style:text-properties fo:font-style="normal" officeooo:rsid="003fa25e" style:font-style-asian="normal" style:font-style-complex="normal"/>
    </style:style>
    <style:style style:name="T22" style:family="text">
      <style:text-properties officeooo:rsid="008a91b8"/>
    </style:style>
    <style:style style:name="T23" style:family="text">
      <style:text-properties officeooo:rsid="008f9fb0"/>
    </style:style>
    <style:style style:name="T24" style:family="text">
      <style:text-properties officeooo:rsid="00909af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Aufgabe 1</text:p>
      <text:p text:style-name="P40"/>
      <text:p text:style-name="P40">Betrachte die <text:span text:style-name="T12">bekannte, vereinfachte</text:span> Datenbank eines Buchhandels:</text:p>
      <text:p text:style-name="P4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5">Kunde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3">KD-Nr</text:p>
                </table:table-cell>
                <table:table-cell table:style-name="Tabelle2.B1" office:value-type="string">
                  <text:p text:style-name="P26">Name</text:p>
                </table:table-cell>
              </table:table-row>
              <table:table-row>
                <table:table-cell table:style-name="Tabelle2.A2" office:value-type="string">
                  <text:p text:style-name="P27">001</text:p>
                </table:table-cell>
                <table:table-cell table:style-name="Tabelle2.B2" office:value-type="string">
                  <text:p text:style-name="P26">Marco Schmitz</text:p>
                </table:table-cell>
              </table:table-row>
              <table:table-row>
                <table:table-cell table:style-name="Tabelle2.A4" office:value-type="string">
                  <text:p text:style-name="P27">002</text:p>
                </table:table-cell>
                <table:table-cell table:style-name="Tabelle2.B3" office:value-type="string">
                  <text:p text:style-name="P26">Kerstin Klein</text:p>
                </table:table-cell>
              </table:table-row>
              <table:table-row>
                <table:table-cell table:style-name="Tabelle2.A4" office:value-type="string">
                  <text:p text:style-name="P27">003</text:p>
                </table:table-cell>
                <table:table-cell table:style-name="Tabelle2.B4" office:value-type="string">
                  <text:p text:style-name="P28">Heiko Grün</text:p>
                </table:table-cell>
              </table:table-row>
            </table:table>
            <text:p text:style-name="P35"><text:s/></text:p>
          </table:table-cell>
          <table:table-cell table:style-name="Tabelle3.A1" office:value-type="string">
            <text:p text:style-name="P44">B<text:span text:style-name="T13">estellung</text:span></text:p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office:value-type="string">
                  <text:p text:style-name="P25">KD-Nr</text:p>
                </table:table-cell>
                <table:table-cell table:style-name="Tabelle5.A1" office:value-type="string">
                  <text:p text:style-name="P24">ISBN</text:p>
                </table:table-cell>
                <table:table-cell table:style-name="Tabelle5.C1" office:value-type="string">
                  <text:p text:style-name="P31">Datum</text:p>
                </table:table-cell>
              </table:table-row>
              <table:table-row>
                <table:table-cell table:style-name="Tabelle5.A2" office:value-type="string">
                  <text:p text:style-name="P27">001</text:p>
                </table:table-cell>
                <table:table-cell table:style-name="Tabelle5.B2" office:value-type="string">
                  <text:p text:style-name="P32">123</text:p>
                </table:table-cell>
                <table:table-cell table:style-name="Tabelle5.C2" office:value-type="string">
                  <text:p text:style-name="P31">01.02.2016</text:p>
                </table:table-cell>
              </table:table-row>
              <table:table-row>
                <table:table-cell table:style-name="Tabelle5.A3" office:value-type="string">
                  <text:p text:style-name="P27">001</text:p>
                </table:table-cell>
                <table:table-cell table:style-name="Tabelle5.B3" office:value-type="string">
                  <text:p text:style-name="P33">456</text:p>
                </table:table-cell>
                <table:table-cell table:style-name="Tabelle5.C3" office:value-type="string">
                  <text:p text:style-name="P31">05.04.2016</text:p>
                </table:table-cell>
              </table:table-row>
              <table:table-row>
                <table:table-cell table:style-name="Tabelle5.A4" office:value-type="string">
                  <text:p text:style-name="P27">002</text:p>
                </table:table-cell>
                <table:table-cell table:style-name="Tabelle5.B4" office:value-type="string">
                  <text:p text:style-name="P32">123</text:p>
                </table:table-cell>
                <table:table-cell table:style-name="Tabelle5.C4" office:value-type="string">
                  <text:p text:style-name="P31">03.03.2016</text:p>
                </table:table-cell>
              </table:table-row>
            </table:table>
            <text:p text:style-name="P36"/>
          </table:table-cell>
        </table:table-row>
        <table:table-row>
          <table:table-cell table:style-name="Tabelle3.A1" office:value-type="string">
            <text:p text:style-name="P44">Buch</text:p>
            <table:table table:name="Tabelle4" table:style-name="Tabelle4">
              <table:table-column table:style-name="Tabelle4.A"/>
              <table:table-column table:style-name="Tabelle4.B"/>
              <table:table-row>
                <table:table-cell table:style-name="Tabelle4.A1" office:value-type="string">
                  <text:p text:style-name="P24">ISBN</text:p>
                </table:table-cell>
                <table:table-cell table:style-name="Tabelle4.B1" office:value-type="string">
                  <text:p text:style-name="P26">Titel</text:p>
                </table:table-cell>
              </table:table-row>
              <table:table-row>
                <table:table-cell table:style-name="Tabelle4.A3" office:value-type="string">
                  <text:p text:style-name="P29">123</text:p>
                </table:table-cell>
                <table:table-cell table:style-name="Tabelle4.B2" office:value-type="string">
                  <text:p text:style-name="P30">Der kleine Hobbit</text:p>
                </table:table-cell>
              </table:table-row>
              <table:table-row>
                <table:table-cell table:style-name="Tabelle4.A3" office:value-type="string">
                  <text:p text:style-name="P29">456</text:p>
                </table:table-cell>
                <table:table-cell table:style-name="Tabelle4.B3" office:value-type="string">
                  <text:p text:style-name="P26">Momo</text:p>
                </table:table-cell>
              </table:table-row>
            </table:table>
            <text:p text:style-name="P41"/>
          </table:table-cell>
          <table:table-cell table:style-name="Tabelle3.A1" office:value-type="string">
            <text:p text:style-name="P44"/>
          </table:table-cell>
        </table:table-row>
      </table:table>
      <text:p text:style-name="P40"/>
      <text:p text:style-name="P42"/>
      <text:list xml:id="list2404721575" text:style-name="L1">
        <text:list-item>
          <text:p text:style-name="P47">Welche Tabelle liefert das <text:span text:style-name="T7">Kreuzprodukt</text:span> der Tabellen Buch und Bestellung?<text:line-break/><text:span text:style-name="T14">Überlege erst, wie viele Spalten und Zeilen das Kreuzprodukt hat.<text:line-break/>Erstelle die Tabelle mit einem Textverarbeitungsprogramm und fülle sie mit den Daten <text:line-break/>(copy-paste hilft!)</text:span></text:p>
        </text:list-item>
      </text:list>
      <text:p text:style-name="P37"/>
      <text:list xml:id="list141560839776533" text:continue-numbering="true" text:style-name="L1">
        <text:list-item>
          <text:p text:style-name="P47">Welche Zeilen sind in dieser Tabelle <text:span text:style-name="T7">sinnvoll</text:span>?<text:line-break/>Welche Attribute (Spalten) sind für diese Entscheidung relevant?<text:line-break/><text:span text:style-name="T14">Markiere die sinnvollen Zeilen (z.B. rote Schrift) in deiner Tabelle aus Teil a)</text:span></text:p>
        </text:list-item>
      </text:list>
      <text:p text:style-name="P37"/>
      <text:list xml:id="list141560056022758" text:continue-numbering="true" text:style-name="L1">
        <text:list-item>
          <text:p text:style-name="P47">Welche <text:span text:style-name="T7">Bedingung</text:span> sollte der folgende SQL-Befehl im „ON“-Teil enthalten?<text:line-break/>SELECT * FROM Buch INNER JOIN Bestellung ON …</text:p>
        </text:list-item>
      </text:list>
      <text:p text:style-name="P37"/>
      <text:list xml:id="list141560617835145" text:continue-numbering="true" text:style-name="L1">
        <text:list-item>
          <text:p text:style-name="P47">Mit welchem SQL-Befehl kann man die Kunden (namentlich) mit ihren bestellen Büchern (Titel) auflisten?</text:p>
        </text:list-item>
      </text:list>
      <text:p text:style-name="P38"/>
      <text:p text:style-name="P15"/>
      <text:p text:style-name="P34">Aufgabe <text:span text:style-name="T12">2</text:span></text:p>
      <text:p text:style-name="P4"/>
      <text:p text:style-name="P5">Die folgenden Aufgaben beziehen sich auf die Northwind-Datenbank <text:span text:style-name="T9">von</text:span> w3schools.com.</text:p>
      <text:p text:style-name="P6"><text:span text:style-name="T12">Die</text:span> Struktur der Datenbank <text:span text:style-name="T12">findest du im ersten</text:span> <text:span text:style-name="T11">Arbeitsblatt zum Einstieg in SQL.</text:span></text:p>
      <text:p text:style-name="P5"/>
      <text:p text:style-name="P16"><text:span text:style-name="T3">Entwickle</text:span> SELECT-Befehle <text:span text:style-name="T9">mit Verbund </text:span>zu den folgenden <text:span text:style-name="T4">Abf</text:span>rage<text:span text:style-name="T9">n.</text:span></text:p>
      <text:p text:style-name="P18">Für die ersten fünf Aufgaben <text:span text:style-name="T23">gib</text:span> die Befehle in <text:span text:style-name="T7">beiden</text:span> Syntax-Varianten <text:span text:style-name="T23">an</text:span> (mit / ohne JOIN).</text:p>
      <text:p text:style-name="P19">Für die weiteren Aufgaben entscheide dich für eine Variante.</text:p>
      <text:p text:style-name="P20"/>
      <text:p text:style-name="P17">Probiere d<text:span text:style-name="T23">eine</text:span> Befehle aus unter </text:p>
      <text:p text:style-name="P17"><text:a xlink:type="simple" xlink:href="https://www.w3schools.com/sql/trysql.asp?filename=trysql_select_all" text:style-name="Internet_20_link" text:visited-style-name="Visited_20_Internet_20_Link">h</text:a><text:a xlink:type="simple" xlink:href="https://www.w3schools.com/sql/trysql.asp?filename=trysql_select_all" text:style-name="Internet_20_link" text:visited-style-name="Visited_20_Internet_20_Link"><text:span text:style-name="T5">ttps://www.w3schools.com/sql/trysql.asp?filename=trysql_select_all</text:span></text:a></text:p>
      <text:p text:style-name="P17"/>
      <text:p text:style-name="P17">Kopiere <text:span text:style-name="T22">die Aufgabenstellungen und </text:span>deine <text:span text:style-name="T24">Lösungen</text:span> <text:span text:style-name="T22">in ein Textdokument.</text:span></text:p>
      <text:p text:style-name="P14"/>
      <text:p text:style-name="P14"/>
      <text:list xml:id="list3567130583" text:style-name="L2">
        <text:list-item text:start-value="1">
          <text:p text:style-name="P48">Liste alle Produkte namentlich mit den zugehörigen Lieferanten (namentlich) auf, sortiert nach Lieferanten.</text:p>
        </text:list-item>
      </text:list>
      <text:p text:style-name="P7"/>
      <text:list xml:id="list141559374270424" text:continue-numbering="true" text:style-name="L2">
        <text:list-item>
          <text:p text:style-name="P49">Erweitere vorige Abfrage, so dass zu jedem Produkt auch dessen Kategorie aufgelistet wird.</text:p>
        </text:list-item>
      </text:list>
      <text:p text:style-name="P7"/>
      <text:list xml:id="list141560449626692" text:continue-numbering="true" text:style-name="L2">
        <text:list-item>
          <text:p text:style-name="P50">Liste die Produkte der Kategorie „Seafood“ mit Namen und Preis auf, die höchstens $20 kosten.</text:p>
        </text:list-item>
      </text:list>
      <text:p text:style-name="P8"/>
      <text:list xml:id="list141559247462136" text:continue-numbering="true" text:style-name="L2">
        <text:list-item>
          <text:p text:style-name="P51">Welche Mitarbeiter haben im August 1996 Bestellungen bearbeitet?<text:line-break/><text:span text:style-name="T10">(J</text:span>eder Mitarbeiter sollte nur einmal aufgelistet werden.<text:span text:style-name="T10">)</text:span></text:p>
        </text:list-item>
      </text:list>
      <text:p text:style-name="P9"/>
      <text:list xml:id="list141560501663454" text:continue-numbering="true" text:style-name="L2">
        <text:list-item>
          <text:p text:style-name="P52"><text:span text:style-name="T6">Welche Produkte hat der Kunde „QUICK-Stop“</text:span> <text:span text:style-name="T6">bestellt, in welcher Menge, und wann?<text:line-break/>Ordne nach Bestelldatum.</text:span></text:p>
        </text:list-item>
      </text:list>
      <text:p text:style-name="P10"/>
      <text:list xml:id="list141558957313497" text:continue-numbering="true" text:style-name="L2">
        <text:list-item>
          <text:p text:style-name="P53">Welche Kunden haben Tofu-Produkte bestellt?</text:p>
        </text:list-item>
      </text:list>
      <text:p text:style-name="P11"/>
      <text:list xml:id="list141560036959054" text:continue-numbering="true" text:style-name="L2">
        <text:list-item>
          <text:p text:style-name="P54">Welcher Produkte werden aus den USA geliefert?</text:p>
        </text:list-item>
      </text:list>
      <text:p text:style-name="P21"/>
      <text:list xml:id="list141559497704105" text:continue-numbering="true" text:style-name="L2">
        <text:list-item>
          <text:p text:style-name="P53">Liste für alle Kunden auf, von welchen Mitarbeitern sie bedient wurden.</text:p>
        </text:list-item>
      </text:list>
      <text:p text:style-name="P12"/>
      <text:list xml:id="list141560061726149" text:continue-numbering="true" text:style-name="L2">
        <text:list-item>
          <text:p text:style-name="P55">Liste alle Lieferanten <text:span text:style-name="T8">(mit Name und Stadt) auf </text:span>mit de<text:span text:style-name="T8">n </text:span>Produktkategorien, <text:span text:style-name="T8">mit denen diese Lieferanten handeln.</text:span></text:p>
        </text:list-item>
      </text:list>
      <text:p text:style-name="P22"/>
      <text:list xml:id="list141560787103961" text:continue-numbering="true" text:style-name="L2">
        <text:list-item>
          <text:p text:style-name="P56">Liste für alle Länder auf, welche Speditionen mit Lieferungen dorthin beauftragt wurden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/>
      <text:p text:style-name="P39"><draw:frame text:anchor-type="paragraph" draw:z-index="0" draw:name="Form1" draw:style-name="gr1" draw:text-style-name="P58" svg:width="1.795cm" svg:height="0.63cm" svg:x="15.217cm" svg:y="0.18cm"><draw:image xlink:href="Pictures/10000000000000580000001F196641809BB809C4.png" xlink:type="simple" xlink:show="embed" xlink:actuate="onLoad" loext:mime-type="image/png"><text:p/></draw:image></draw:frame></text:p>
      <text:p text:style-name="P43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</text:span><text:span text:style-name="T18">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9">Ju</text:span><text:span text:style-name="T20">l</text:span><text:span text:style-name="T19">i</text:span><text:span text:style-name="T21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22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Verbund (Join) – Aufgab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2-14T14:15:58.463000000</dc:date>
    <meta:editing-duration>PT9H55M42S</meta:editing-duration>
    <meta:editing-cycles>99</meta:editing-cycles>
    <meta:generator>LibreOffice/6.2.2.2$Windows_x86 LibreOffice_project/2b840030fec2aae0fd2658d8d4f9548af4e3518d</meta:generator>
    <meta:document-statistic meta:table-count="5" meta:image-count="0" meta:object-count="0" meta:page-count="2" meta:paragraph-count="59" meta:word-count="365" meta:character-count="2512" meta:non-whitespace-character-count="2213"/>
  </office:meta>
</office:document-meta>
</file>